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erif" fo:font-size="12pt" fo:font-weight="normal" officeooo:paragraph-rsid="0004b18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erif" fo:font-size="12pt" fo:font-weight="normal" officeooo:rsid="0004b18a" officeooo:paragraph-rsid="0004b18a" style:font-size-asian="12pt" style:font-weight-asian="normal" style:font-size-complex="12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</style:style>
    <style:style style:name="P8" style:family="paragraph" style:parent-style-name="Text_20_body">
      <style:text-properties officeooo:rsid="0004b18a" officeooo:paragraph-rsid="0004b18a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>
      <style:text-properties officeooo:paragraph-rsid="00058a41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3">
      <style:paragraph-properties fo:margin-top="0in" fo:margin-bottom="0in" style:contextual-spacing="false"/>
    </style:style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5">
      <style:paragraph-properties fo:margin-top="0in" fo:margin-bottom="0in" style:contextual-spacing="false"/>
    </style:style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7">
      <style:paragraph-properties fo:margin-top="0in" fo:margin-bottom="0in" style:contextual-spacing="false"/>
    </style:style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19">
      <style:paragraph-properties fo:margin-top="0in" fo:margin-bottom="0in" style:contextual-spacing="false"/>
    </style:style>
    <style:style style:name="P31" style:family="paragraph" style:parent-style-name="Text_20_body" style:list-style-name="L20"/>
    <style:style style:name="P32" style:family="paragraph" style:parent-style-name="Text_20_body" style:list-style-name="L21"/>
    <style:style style:name="P33" style:family="paragraph" style:parent-style-name="Text_20_body" style:list-style-name="L21">
      <style:paragraph-properties fo:margin-top="0in" fo:margin-bottom="0in" style:contextual-spacing="false"/>
    </style:style>
    <style:style style:name="P34" style:family="paragraph" style:parent-style-name="Text_20_body">
      <style:text-properties officeooo:paragraph-rsid="0009adfa"/>
    </style:style>
    <style:style style:name="P35" style:family="paragraph" style:parent-style-name="Text_20_body">
      <style:text-properties style:font-name="DejaVu Serif" fo:font-size="12pt" fo:font-weight="normal" officeooo:rsid="0004b18a" officeooo:paragraph-rsid="0004b18a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font-name="DejaVu Serif" fo:font-size="12pt" fo:font-weight="normal" officeooo:rsid="00058a41" officeooo:paragraph-rsid="00058a41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in" fo:margin-bottom="0in" style:contextual-spacing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38" style:family="paragraph" style:parent-style-name="Text_20_body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ext_20_body">
      <style:text-properties style:font-name="DejaVu Serif" fo:font-size="12pt" fo:font-weight="normal" officeooo:rsid="0009adfa" officeooo:paragraph-rsid="0009adfa" style:font-size-asian="12pt" style:font-weight-asian="normal" style:font-size-complex="12pt" style:font-weight-complex="normal"/>
    </style:style>
    <style:style style:name="P40" style:family="paragraph" style:parent-style-name="Text_20_body">
      <style:text-properties style:font-name="DejaVu Serif" fo:font-size="12pt" fo:font-weight="normal" officeooo:paragraph-rsid="00058a41" style:font-size-asian="12pt" style:font-weight-asian="normal" style:font-size-complex="12pt" style:font-weight-complex="normal"/>
    </style:style>
    <style:style style:name="P41" style:family="paragraph" style:parent-style-name="Text_20_body" style:list-style-name="L6">
      <style:paragraph-properties fo:margin-top="0in" fo:margin-bottom="0in" style:contextual-spacing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42" style:family="paragraph" style:parent-style-name="Text_20_body" style:list-style-name="L6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ext_20_body" style:list-style-name="L7">
      <style:paragraph-properties fo:margin-top="0in" fo:margin-bottom="0in" style:contextual-spacing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 style:list-style-name="L7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45" style:family="paragraph" style:parent-style-name="Text_20_body" style:list-style-name="L17">
      <style:paragraph-properties fo:margin-top="0in" fo:margin-bottom="0in" style:contextual-spacing="false"/>
      <style:text-properties style:font-name="DejaVu Serif" fo:font-weight="normal" style:font-weight-asian="normal" style:font-weight-complex="normal"/>
    </style:style>
    <style:style style:name="P46" style:family="paragraph" style:parent-style-name="Text_20_body" style:list-style-name="L19">
      <style:paragraph-properties fo:margin-top="0in" fo:margin-bottom="0in" style:contextual-spacing="false"/>
      <style:text-properties style:font-name="DejaVu Serif" fo:font-weight="normal" style:font-weight-asian="normal" style:font-weight-complex="normal"/>
    </style:style>
    <style:style style:name="T1" style:family="text">
      <style:text-properties officeooo:rsid="0004b1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8a41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58a41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9adfa" style:font-size-asian="12pt" style:font-weight-asian="normal" style:font-size-complex="12pt" style:font-weight-complex="normal"/>
    </style:style>
    <style:style style:name="T9" style:family="text">
      <style:text-properties style:font-name="Lom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oma" fo:font-size="12pt" fo:font-weight="normal" officeooo:rsid="00058a41" style:font-size-asian="12pt" style:font-weight-asian="normal" style:font-size-complex="12pt" style:font-weight-complex="normal"/>
    </style:style>
    <style:style style:name="T11" style:family="text">
      <style:text-properties style:font-name="Loma" fo:font-size="12pt" fo:font-weight="normal" officeooo:rsid="0009adfa" style:font-size-asian="12pt" style:font-weight-asian="normal" style:font-size-complex="12pt" style:font-weight-complex="normal"/>
    </style:style>
    <style:style style:name="T12" style:family="text">
      <style:text-properties style:font-name="Loma" fo:font-size="12pt" style:font-size-asian="12pt" style:font-size-complex="12pt"/>
    </style:style>
    <style:style style:name="T13" style:family="text">
      <style:text-properties style:font-name="Loma" fo:font-size="12pt" officeooo:rsid="00058a41" style:font-size-asian="12pt" style:font-size-complex="12pt"/>
    </style:style>
    <style:style style:name="T14" style:family="text">
      <style:text-properties style:font-name="Loma" fo:font-size="12pt" officeooo:rsid="0009adfa" style:font-size-asian="12pt" style:font-size-complex="12pt"/>
    </style:style>
    <style:style style:name="T15" style:family="text">
      <style:text-properties style:font-name="Loma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oma" fo:font-size="12pt" fo:font-weight="bold" officeooo:rsid="00058a41" style:font-size-asian="12pt" style:font-weight-asian="bold" style:font-size-complex="12pt" style:font-weight-complex="bold"/>
    </style:style>
    <style:style style:name="T17" style:family="text">
      <style:text-properties style:font-name="Loma" fo:font-size="12pt" fo:font-weight="bold" officeooo:rsid="0009adfa" style:font-size-asian="12pt" style:font-weight-asian="bold" style:font-size-complex="12pt" style:font-weight-complex="bold"/>
    </style:style>
    <style:style style:name="T18" style:family="text">
      <style:text-properties officeooo:rsid="00058a41"/>
    </style:style>
    <style:style style:name="T19" style:family="text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DejaVu Serif" fo:font-size="12pt" fo:font-weight="normal" officeooo:rsid="00058a41" style:font-size-asian="12pt" style:font-weight-asian="normal" style:font-size-complex="12pt" style:font-weight-complex="normal"/>
    </style:style>
    <style:style style:name="T21" style:family="text">
      <style:text-properties style:font-name="DejaVu Serif" fo:font-size="12pt" fo:font-weight="normal" officeooo:rsid="0009adfa" style:font-size-asian="12pt" style:font-weight-asian="normal" style:font-size-complex="12pt" style:font-weight-complex="normal"/>
    </style:style>
    <style:style style:name="T22" style:family="text">
      <style:text-properties style:font-name="DejaVu Serif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</text:span></text:p>
      <text:p text:style-name="P2">This diagram represents a computer system architecture highlighting the communication between the central processing unit (CPU), memory, graphics, and various peripheral devices through different types of buses. </text:p>
      <text:p text:style-name="P3"/>
      <text:p text:style-name="P3">- <text:span text:style-name="T1">­</text:span>CPU and Memory: Connected via the Memory Bus (proprietary), allowing fast data exchange between the CPU and memory.</text:p>
      <text:p text:style-name="P3">- General I/O Bus (e.g., PCI):Connects the CPU to input/output devices, such as the graphics card, enabling communication with peripheral components.</text:p>
      <text:p text:style-name="P3">- Peripheral I/O Bus (e.g., SCSI, SATA, USB): Connects the CPU to external storage devices like hard drives and other peripherals, allowing data transfer between these devices and the CPU.</text:p>
      <text:p text:style-name="P3"/>
      <text:p text:style-name="P3">In summary, the diagram illustrates the hierarchical structure and pathways for data flow within a computer system, from high-speed internal components to peripheral devices.</text:p>
      <text:p text:style-name="P3"/>
      <text:p text:style-name="P4">2.</text:p>
      <text:p text:style-name="P8"><text:span text:style-name="Strong_20_Emphasis"><text:span text:style-name="T19">SATA (Serial ATA) Ports</text:span></text:span><text:span text:style-name="T19">:</text:span></text:p>
      <text:list xml:id="list3561472083" text:style-name="L1">
        <text:list-item>
          <text:p text:style-name="P6"><text:span text:style-name="Strong_20_Emphasis"><text:span text:style-name="T19">Function</text:span></text:span><text:span text:style-name="T19">: Used to connect storage devices like hard drives, SSDs, and optical drives to the motherboard.</text:span></text:p>
        </text:list-item>
        <text:list-item>
          <text:p text:style-name="P6"><text:span text:style-name="Strong_20_Emphasis"><text:span text:style-name="T19">Data Transfer Rates</text:span></text:span><text:span text:style-name="T19">: SATA III offers transfer speeds up to 6 Gbps.</text:span></text:p>
        </text:list-item>
        <text:list-item>
          <text:p text:style-name="P6"><text:span text:style-name="Strong_20_Emphasis"><text:span text:style-name="T19">Cable</text:span></text:span><text:span text:style-name="T19">: Uses a thin, flexible cable which improves airflow inside the computer case compared to older PATA (Parallel ATA) cables.</text:span></text:p>
        </text:list-item>
        <text:list-item>
          <text:p text:style-name="P5"><text:span text:style-name="Strong_20_Emphasis"><text:span text:style-name="T19">Hot Swapping</text:span></text:span><text:span text:style-name="T19">: Supports hot swapping, allowing devices to be connected and disconnected without powering down the system.</text:span></text:p>
        </text:list-item>
      </text:list>
      <text:p text:style-name="P35">3.</text:p>
      <text:p text:style-name="P8"><text:span text:style-name="Strong_20_Emphasis"><text:span text:style-name="T19">PCI (Peripheral Component Interconnect) Ports</text:span></text:span><text:span text:style-name="T19">:</text:span></text:p>
      <text:list xml:id="list1580878439" text:style-name="L2">
        <text:list-item>
          <text:p text:style-name="P10"><text:span text:style-name="Strong_20_Emphasis"><text:span text:style-name="T19">Function</text:span></text:span><text:span text:style-name="T19">: Used to connect peripheral devices such as graphics cards, network cards, sound cards, and other expansion cards to the motherboard.</text:span></text:p>
        </text:list-item>
        <text:list-item>
          <text:p text:style-name="P10"><text:span text:style-name="Strong_20_Emphasis"><text:span text:style-name="T19">Types</text:span></text:span><text:span text:style-name="T19">: There are several types of PCI ports, including PCI, PCI-X (extended), and PCIe (PCI Express).</text:span></text:p>
          <text:list>
            <text:list-item>
              <text:p text:style-name="P10"><text:span text:style-name="Strong_20_Emphasis"><text:span text:style-name="T19">PCIe (PCI Express)</text:span></text:span><text:span text:style-name="T19">: The most common type in modern systems, offering high-speed data transfer rates.</text:span></text:p>
            </text:list-item>
            <text:list-item>
              <text:p text:style-name="P10"><text:span text:style-name="Strong_20_Emphasis"><text:span text:style-name="T19">Lanes</text:span></text:span><text:span text:style-name="T19">: PCIe slots are available in different lane configurations (x1, x4, x8, x16), where the number indicates the number of data lanes, impacting the bandwidth.</text:span></text:p>
            </text:list-item>
          </text:list>
        </text:list-item>
        <text:list-item>
          <text:p text:style-name="P10"><text:span text:style-name="Strong_20_Emphasis"><text:span text:style-name="T19">Data Transfer Rates</text:span></text:span><text:span text:style-name="T19">: PCIe 3.0 offers transfer speeds up to 1 GB/s per lane, while PCIe 4.0 and PCIe 5.0 offer even higher speeds.</text:span></text:p>
        </text:list-item>
        <text:list-item>
          <text:p text:style-name="P9"><text:span text:style-name="Strong_20_Emphasis"><text:span text:style-name="T19">Versatility</text:span></text:span><text:span text:style-name="T19">: Supports a wide range of devices, providing flexibility for system upgrades and enhancements.</text:span></text:p>
        </text:list-item>
      </text:list>
      <text:p text:style-name="P36">4.</text:p>
      <text:p text:style-name="P36"><text:soft-page-break/>The diagram illustrates a communication process between the CPU and the disk performed without interrupts, implying a polling or programmed I/O approach.</text:p>
      <text:h text:style-name="P1" text:outline-level="3">Explanation of Communication:</text:h>
      <text:p text:style-name="Text_20_body"><text:span text:style-name="Strong_20_Emphasis"><text:span text:style-name="T19">Polling Mechanism</text:span></text:span><text:span text:style-name="T19">:</text:span></text:p>
      <text:p text:style-name="P37">The CPU continuously checks the status of the disk to determine if it is ready for data transfer. This method is known as polling.</text:p>
      <text:p text:style-name="Text_20_body"><text:span text:style-name="Strong_20_Emphasis"><text:span text:style-name="T19">Data Transfer Sequence</text:span></text:span><text:span text:style-name="T19">:</text:span></text:p>
      <text:p text:style-name="P37">The sequence shows a pattern where the CPU reads data from the disk.</text:p>
      <text:p text:style-name="P7"><text:span text:style-name="T19">The </text:span><text:span text:style-name="Source_20_Text"><text:span text:style-name="T19">1</text:span></text:span><text:span text:style-name="T19"> values indicate active communication or data transfer periods.</text:span></text:p>
      <text:p text:style-name="Text_20_body"><text:span text:style-name="T19">The </text:span><text:span text:style-name="Source_20_Text"><text:span text:style-name="T19">p</text:span></text:span><text:span text:style-name="T19"> values represent polling periods where the CPU is checking the status of the disk.</text:span></text:p>
      <text:h text:style-name="P1" text:outline-level="3">Step-by-Step Process:</text:h>
      <text:p text:style-name="Text_20_body"><text:span text:style-name="Strong_20_Emphasis"><text:span text:style-name="T19">Initial Data Transfer</text:span></text:span><text:span text:style-name="T19">:</text:span></text:p>
      <text:p text:style-name="P7"><text:span text:style-name="T19">The CPU starts by actively transferring data (</text:span><text:span text:style-name="Source_20_Text"><text:span text:style-name="T19">1</text:span></text:span><text:span text:style-name="T19"> values).</text:span></text:p>
      <text:p text:style-name="P37">The disk also provides data during these periods.</text:p>
      <text:p text:style-name="Text_20_body"><text:span text:style-name="Strong_20_Emphasis"><text:span text:style-name="T19">Polling Intervals</text:span></text:span><text:span text:style-name="T19">:</text:span></text:p>
      <text:p text:style-name="P7"><text:span text:style-name="T19">The CPU enters polling intervals (</text:span><text:span text:style-name="Source_20_Text"><text:span text:style-name="T19">p</text:span></text:span><text:span text:style-name="T19"> values).</text:span></text:p>
      <text:p text:style-name="P37">During these intervals, the CPU checks if the disk is ready for the next data transfer cycle.</text:p>
      <text:p text:style-name="Text_20_body"><text:span text:style-name="Strong_20_Emphasis"><text:span text:style-name="T19">Resume Data Transfer</text:span></text:span><text:span text:style-name="T19">:</text:span></text:p>
      <text:p text:style-name="P37">After each polling interval, the CPU resumes data transfer if the disk is ready.</text:p>
      <text:p text:style-name="P38">This cycle continues until all required data is transferred.</text:p>
      <text:h text:style-name="P1" text:outline-level="3">Benefits and Drawbacks:</text:h>
      <text:p text:style-name="Text_20_body"><text:span text:style-name="Strong_20_Emphasis"><text:span text:style-name="T19">Benefits</text:span></text:span><text:span text:style-name="T19">:</text:span></text:p>
      <text:p text:style-name="P37">Simplicity in implementation.</text:p>
      <text:p text:style-name="P37">Suitable for systems where the CPU can afford to wait and frequently check the disk status.</text:p>
      <text:p text:style-name="Text_20_body"><text:span text:style-name="Strong_20_Emphasis"><text:span text:style-name="T19">Drawbacks</text:span></text:span><text:span text:style-name="T19">:</text:span></text:p>
      <text:p text:style-name="P37">Inefficient use of CPU time, as the CPU is occupied with polling instead of performing other tasks.</text:p>
      <text:p text:style-name="P38">Not ideal for high-performance systems where CPU resources need to be maximized.</text:p>
      <text:p text:style-name="P38">In conclusion, this communication method relies on the CPU repeatedly checking the disk status during polling periods and transferring data during active periods, ensuring data is transferred without relying on interrupt mechanisms.</text:p>
      <text:p text:style-name="P13"><text:span text:style-name="T20">5.</text:span><text:span text:style-name="Strong_20_Emphasis"><text:span text:style-name="Source_20_Text"><text:span text:style-name="T22">open()</text:span></text:span></text:span><text:span text:style-name="Strong_20_Emphasis"><text:span text:style-name="T22"> System Call</text:span></text:span><text:span text:style-name="T22">:</text:span></text:p>
      <text:list xml:id="list3539299641" text:style-name="L8">
        <text:list-item>
          <text:p text:style-name="P15"><text:soft-page-break/><text:span text:style-name="Strong_20_Emphasis"><text:span text:style-name="T22">Functionality</text:span></text:span><text:span text:style-name="T22">: </text:span><text:span text:style-name="Source_20_Text"><text:span text:style-name="T22">open()</text:span></text:span><text:span text:style-name="T22"> is a versatile system call used for opening existing files or creating new ones. It allows you to specify various flags that control the behavior of the file access, such as </text:span><text:span text:style-name="Source_20_Text"><text:span text:style-name="T22">O_RDONLY</text:span></text:span><text:span text:style-name="T22"> (read-only), </text:span><text:span text:style-name="Source_20_Text"><text:span text:style-name="T22">O_WRONLY</text:span></text:span><text:span text:style-name="T22"> (write-only), </text:span><text:span text:style-name="Source_20_Text"><text:span text:style-name="T22">O_RDWR</text:span></text:span><text:span text:style-name="T22"> (read and write), </text:span><text:span text:style-name="Source_20_Text"><text:span text:style-name="T22">O_APPEND</text:span></text:span><text:span text:style-name="T22"> (append mode), </text:span><text:span text:style-name="Source_20_Text"><text:span text:style-name="T22">O_CREAT</text:span></text:span><text:span text:style-name="T22"> (create file if it does not exist), and </text:span><text:span text:style-name="Source_20_Text"><text:span text:style-name="T22">O_TRUNC</text:span></text:span><text:span text:style-name="T22"> (truncate file to zero length if it exists).</text:span></text:p>
        </text:list-item>
        <text:list-item>
          <text:p text:style-name="P15"><text:span text:style-name="Strong_20_Emphasis"><text:span text:style-name="T22">Arguments</text:span></text:span><text:span text:style-name="T22">:</text:span></text:p>
          <text:list>
            <text:list-item>
              <text:p text:style-name="P15"><text:span text:style-name="Source_20_Text"><text:span text:style-name="T22">pathname</text:span></text:span><text:span text:style-name="T22">: The name of the file to open or create.</text:span></text:p>
            </text:list-item>
            <text:list-item>
              <text:p text:style-name="P15"><text:span text:style-name="Source_20_Text"><text:span text:style-name="T22">flags</text:span></text:span><text:span text:style-name="T22">: A bitmask specifying the desired access mode and behavior (e.g., </text:span><text:span text:style-name="Source_20_Text"><text:span text:style-name="T22">O_WRONLY | O_CREAT | O_TRUNC</text:span></text:span><text:span text:style-name="T22">).</text:span></text:p>
            </text:list-item>
            <text:list-item>
              <text:p text:style-name="P14"><text:span text:style-name="Source_20_Text"><text:span text:style-name="T22">mode</text:span></text:span><text:span text:style-name="T22"> (optional): Specifies the permissions to use if a new file is created (only required if </text:span><text:span text:style-name="Source_20_Text"><text:span text:style-name="T22">O_CREAT</text:span></text:span><text:span text:style-name="T22"> is specified). Common modes include </text:span><text:span text:style-name="Source_20_Text"><text:span text:style-name="T22">S_IRUSR</text:span></text:span><text:span text:style-name="T22"> (read permission for the owner) and </text:span><text:span text:style-name="Source_20_Text"><text:span text:style-name="T22">S_IWUSR</text:span></text:span><text:span text:style-name="T22"> (write permission for the owner).</text:span></text:p>
            </text:list-item>
          </text:list>
        </text:list-item>
      </text:list>
      <text:p text:style-name="Text_20_body"><text:span text:style-name="Strong_20_Emphasis"><text:span text:style-name="Source_20_Text"><text:span text:style-name="T22">creat()</text:span></text:span></text:span><text:span text:style-name="Strong_20_Emphasis"><text:span text:style-name="T22"> System Call</text:span></text:span><text:span text:style-name="T22">:</text:span></text:p>
      <text:list xml:id="list1629991923" text:style-name="L9">
        <text:list-item>
          <text:p text:style-name="P17"><text:span text:style-name="Strong_20_Emphasis"><text:span text:style-name="T22">Functionality</text:span></text:span><text:span text:style-name="T22">: </text:span><text:span text:style-name="Source_20_Text"><text:span text:style-name="T22">creat()</text:span></text:span><text:span text:style-name="T22"> is a simplified version of </text:span><text:span text:style-name="Source_20_Text"><text:span text:style-name="T22">open()</text:span></text:span><text:span text:style-name="T22"> specifically designed for creating new files or truncating existing ones. It is equivalent to calling </text:span><text:span text:style-name="Source_20_Text"><text:span text:style-name="T22">open()</text:span></text:span><text:span text:style-name="T22"> with </text:span><text:span text:style-name="Source_20_Text"><text:span text:style-name="T22">O_WRONLY | O_CREAT | O_TRUNC</text:span></text:span><text:span text:style-name="T22">.</text:span></text:p>
        </text:list-item>
        <text:list-item>
          <text:p text:style-name="P17"><text:span text:style-name="Strong_20_Emphasis"><text:span text:style-name="T22">Arguments</text:span></text:span><text:span text:style-name="T22">:</text:span></text:p>
          <text:list>
            <text:list-item>
              <text:p text:style-name="P17"><text:span text:style-name="Source_20_Text"><text:span text:style-name="T22">pathname</text:span></text:span><text:span text:style-name="T22">: The name of the file to create or truncate.</text:span></text:p>
            </text:list-item>
            <text:list-item>
              <text:p text:style-name="P16"><text:span text:style-name="Source_20_Text"><text:span text:style-name="T22">mode</text:span></text:span><text:span text:style-name="T22">: Specifies the permissions to use if a new file is created (e.g., </text:span><text:span text:style-name="Source_20_Text"><text:span text:style-name="T22">S_IRUSR | S_IWUSR</text:span></text:span><text:span text:style-name="T22">).</text:span></text:p>
            </text:list-item>
          </text:list>
        </text:list-item>
      </text:list>
      <text:p text:style-name="P34"><text:span text:style-name="T21">7.</text:span><text:span text:style-name="Strong_20_Emphasis"><text:span text:style-name="T22">User Command</text:span></text:span><text:span text:style-name="T22">:</text:span></text:p>
      <text:list xml:id="list3470837293" text:style-name="L11">
        <text:list-item>
          <text:p text:style-name="P18"><text:span text:style-name="T22">The user types the command </text:span><text:span text:style-name="Source_20_Text"><text:span text:style-name="T22">mkdir AssignmentFolder</text:span></text:span><text:span text:style-name="T22"> in the terminal and presses Enter.</text:span></text:p>
        </text:list-item>
      </text:list>
      <text:list xml:id="list3489281746" text:style-name="L12">
        <text:list-item>
          <text:p text:style-name="P19"><text:span text:style-name="Strong_20_Emphasis"><text:span text:style-name="T22">Shell Interpretation</text:span></text:span><text:span text:style-name="T22">:</text:span></text:p>
        </text:list-item>
      </text:list>
      <text:list xml:id="list2255088836" text:style-name="L13">
        <text:list-item>
          <text:p text:style-name="P21"><text:span text:style-name="T22">The shell (e.g., bash, zsh) interprets the command and identifies </text:span><text:span text:style-name="Source_20_Text"><text:span text:style-name="T22">mkdir</text:span></text:span><text:span text:style-name="T22"> as the command to create a directory.</text:span></text:p>
        </text:list-item>
        <text:list-item>
          <text:p text:style-name="P20"><text:span text:style-name="T22">The shell searches for the </text:span><text:span text:style-name="Source_20_Text"><text:span text:style-name="T22">mkdir</text:span></text:span><text:span text:style-name="T22"> executable in the directories listed in the </text:span><text:span text:style-name="Source_20_Text"><text:span text:style-name="T22">PATH</text:span></text:span><text:span text:style-name="T22"> environment variable.</text:span></text:p>
        </text:list-item>
      </text:list>
      <text:list xml:id="list1281829469" text:style-name="L14">
        <text:list-item>
          <text:p text:style-name="P22"><text:span text:style-name="Strong_20_Emphasis"><text:span text:style-name="T22">System Call</text:span></text:span><text:span text:style-name="T22">:</text:span></text:p>
        </text:list-item>
      </text:list>
      <text:list xml:id="list4234489041" text:style-name="L15">
        <text:list-item>
          <text:p text:style-name="P24"><text:span text:style-name="T22">The </text:span><text:span text:style-name="Source_20_Text"><text:span text:style-name="T22">mkdir</text:span></text:span><text:span text:style-name="T22"> command is executed, and it issues a system call to the operating system. Specifically, the </text:span><text:span text:style-name="Source_20_Text"><text:span text:style-name="T22">mkdir</text:span></text:span><text:span text:style-name="T22"> command uses the </text:span><text:span text:style-name="Source_20_Text"><text:span text:style-name="T22">mkdir()</text:span></text:span><text:span text:style-name="T22"> system call.</text:span></text:p>
        </text:list-item>
        <text:list-item>
          <text:p text:style-name="P24"><text:span text:style-name="T22">Syntax: </text:span><text:span text:style-name="Source_20_Text"><text:span text:style-name="T22">int mkdir(const char *pathname, mode_t mode);</text:span></text:span></text:p>
          <text:list>
            <text:list-item>
              <text:p text:style-name="P24"><text:span text:style-name="Source_20_Text"><text:span text:style-name="T22">pathname</text:span></text:span><text:span text:style-name="T22">: Specifies the name of the new directory (</text:span><text:span text:style-name="Source_20_Text"><text:span text:style-name="T22">AssignmentFolder</text:span></text:span><text:span text:style-name="T22">).</text:span></text:p>
            </text:list-item>
            <text:list-item>
              <text:p text:style-name="P23"><text:span text:style-name="Source_20_Text"><text:span text:style-name="T22">mode</text:span></text:span><text:span text:style-name="T22">: Specifies the permissions to be set for the new directory (e.g., </text:span><text:span text:style-name="Source_20_Text"><text:span text:style-name="T22">0755</text:span></text:span><text:span text:style-name="T22">).</text:span></text:p>
            </text:list-item>
          </text:list>
        </text:list-item>
      </text:list>
      <text:list xml:id="list2857425393" text:style-name="L16">
        <text:list-item>
          <text:p text:style-name="P25"><text:span text:style-name="Strong_20_Emphasis"><text:span text:style-name="T22">Kernel Processing</text:span></text:span><text:span text:style-name="T22">:</text:span></text:p>
        </text:list-item>
      </text:list>
      <text:list xml:id="list2082227783" text:style-name="L17">
        <text:list-item>
          <text:p text:style-name="P45"><text:soft-page-break/>The system call triggers the kernel to perform several low-level operations:</text:p>
          <text:list>
            <text:list-item>
              <text:p text:style-name="P27"><text:span text:style-name="Strong_20_Emphasis"><text:span text:style-name="T22">Pathname Resolution</text:span></text:span><text:span text:style-name="T22">: The kernel resolves the provided pathname to determine the exact location in the file system where the directory should be created.</text:span></text:p>
            </text:list-item>
            <text:list-item>
              <text:p text:style-name="P27"><text:span text:style-name="Strong_20_Emphasis"><text:span text:style-name="T22">Permission Check</text:span></text:span><text:span text:style-name="T22">: The kernel checks if the user has the necessary permissions to create a directory in the specified location.</text:span></text:p>
            </text:list-item>
            <text:list-item>
              <text:p text:style-name="P27"><text:span text:style-name="Strong_20_Emphasis"><text:span text:style-name="T22">Inode Allocation</text:span></text:span><text:span text:style-name="T22">: The kernel allocates a new inode for the directory. An inode is a data structure that stores information about a file or directory.</text:span></text:p>
            </text:list-item>
            <text:list-item>
              <text:p text:style-name="P26"><text:span text:style-name="Strong_20_Emphasis"><text:span text:style-name="T22">Directory Entry Creation</text:span></text:span><text:span text:style-name="T22">: The kernel creates a new directory entry in the parent directory. This involves updating the parent directory’s data blocks to include the new directory’s name and its corresponding inode number.</text:span></text:p>
            </text:list-item>
          </text:list>
        </text:list-item>
      </text:list>
      <text:list xml:id="list1792830026" text:style-name="L18">
        <text:list-item>
          <text:p text:style-name="P28"><text:span text:style-name="Strong_20_Emphasis"><text:span text:style-name="T22">File System Update</text:span></text:span><text:span text:style-name="T22">:</text:span></text:p>
        </text:list-item>
      </text:list>
      <text:list xml:id="list502998361" text:style-name="L19">
        <text:list-item>
          <text:p text:style-name="P46">The file system updates its structures to include the new directory. This may involve:</text:p>
          <text:list>
            <text:list-item>
              <text:p text:style-name="P30"><text:span text:style-name="Strong_20_Emphasis"><text:span text:style-name="T22">Metadata Update</text:span></text:span><text:span text:style-name="T22">: Updating the metadata of the parent directory to reflect the addition of a new directory.</text:span></text:p>
            </text:list-item>
            <text:list-item>
              <text:p text:style-name="P29"><text:span text:style-name="Strong_20_Emphasis"><text:span text:style-name="T22">Data Blocks Allocation</text:span></text:span><text:span text:style-name="T22">: Allocating data blocks for the new directory, typically containing </text:span><text:span text:style-name="Source_20_Text"><text:span text:style-name="T22">.</text:span></text:span><text:span text:style-name="T22"> and </text:span><text:span text:style-name="Source_20_Text"><text:span text:style-name="T22">..</text:span></text:span><text:span text:style-name="T22"> entries (self and parent references).</text:span></text:p>
            </text:list-item>
          </text:list>
        </text:list-item>
      </text:list>
      <text:list xml:id="list1962757892" text:style-name="L20">
        <text:list-item>
          <text:p text:style-name="P31"><text:span text:style-name="Strong_20_Emphasis"><text:span text:style-name="T22">Return to User Space</text:span></text:span><text:span text:style-name="T22">:</text:span></text:p>
        </text:list-item>
      </text:list>
      <text:list xml:id="list3275952742" text:style-name="L21">
        <text:list-item>
          <text:p text:style-name="P33"><text:span text:style-name="T22">The kernel returns control to the </text:span><text:span text:style-name="Source_20_Text"><text:span text:style-name="T22">mkdir</text:span></text:span><text:span text:style-name="T22"> command, indicating success or failure based on the operations performed.</text:span></text:p>
        </text:list-item>
        <text:list-item>
          <text:p text:style-name="P32"><text:span text:style-name="T22">The </text:span><text:span text:style-name="Source_20_Text"><text:span text:style-name="T22">mkdir</text:span></text:span><text:span text:style-name="T22"> command exits, and the shell returns to the prompt, ready to accept new commands.</text:span></text:p>
        </text:list-item>
      </text:list>
      <text:p text:style-name="P39"/>
      <text:p text:style-name="P40"><text:span text:style-name="T18">8.</text:span>Absolute Directory Path:</text:p>
      <text:list xml:id="list3364948750" text:style-name="L6">
        <text:list-item>
          <text:p text:style-name="P11"><text:span text:style-name="Strong_20_Emphasis"><text:span text:style-name="T19">Definition</text:span></text:span><text:span text:style-name="T19">: An absolute directory path specifies the complete path to a file or directory from the root directory.</text:span></text:p>
        </text:list-item>
        <text:list-item>
          <text:p text:style-name="P11"><text:span text:style-name="Strong_20_Emphasis"><text:span text:style-name="T19">Starting Point</text:span></text:span><text:span text:style-name="T19">: Always begins from the root directory, which is denoted by </text:span><text:span text:style-name="Source_20_Text"><text:span text:style-name="T19">/</text:span></text:span><text:span text:style-name="T19"> in Unix/Linux systems and by a drive letter (e.g., </text:span><text:span text:style-name="Source_20_Text"><text:span text:style-name="T19">C:\</text:span></text:span><text:span text:style-name="T19">) in Windows systems.</text:span></text:p>
        </text:list-item>
        <text:list-item>
          <text:p text:style-name="P11"><text:span text:style-name="Strong_20_Emphasis"><text:span text:style-name="T19">Example</text:span></text:span><text:span text:style-name="T19">:</text:span></text:p>
          <text:list>
            <text:list-item>
              <text:p text:style-name="P11"><text:span text:style-name="T19">Unix/Linux: </text:span><text:span text:style-name="Source_20_Text"><text:span text:style-name="T19">/home/user/documents/report.txt</text:span></text:span></text:p>
            </text:list-item>
            <text:list-item>
              <text:p text:style-name="P11"><text:span text:style-name="T19">Windows: </text:span><text:span text:style-name="Source_20_Text"><text:span text:style-name="T19">C:\Users\User\Documents\report.txt</text:span></text:span></text:p>
            </text:list-item>
          </text:list>
        </text:list-item>
        <text:list-item>
          <text:p text:style-name="P11"><text:span text:style-name="Strong_20_Emphasis"><text:span text:style-name="T19">Characteristics</text:span></text:span><text:span text:style-name="T19">:</text:span></text:p>
          <text:list>
            <text:list-item>
              <text:p text:style-name="P41">Unambiguous and consistent regardless of the current working directory.</text:p>
            </text:list-item>
            <text:list-item>
              <text:p text:style-name="P42">Can be used anywhere in the system to locate the file or directory.</text:p>
            </text:list-item>
          </text:list>
        </text:list-item>
      </text:list>
      <text:h text:style-name="P1" text:outline-level="3"><text:soft-page-break/>Relative Directory Path:</text:h>
      <text:list xml:id="list2512043905" text:style-name="L7">
        <text:list-item>
          <text:p text:style-name="P12"><text:span text:style-name="Strong_20_Emphasis"><text:span text:style-name="T19">Definition</text:span></text:span><text:span text:style-name="T19">: A relative directory path specifies the path to a file or directory relative to the current working directory.</text:span></text:p>
        </text:list-item>
        <text:list-item>
          <text:p text:style-name="P12"><text:span text:style-name="Strong_20_Emphasis"><text:span text:style-name="T19">Starting Point</text:span></text:span><text:span text:style-name="T19">: Does not begin from the root directory but from the current directory.</text:span></text:p>
        </text:list-item>
        <text:list-item>
          <text:p text:style-name="P12"><text:span text:style-name="Strong_20_Emphasis"><text:span text:style-name="T19">Example</text:span></text:span><text:span text:style-name="T19">:</text:span></text:p>
          <text:list>
            <text:list-item>
              <text:p text:style-name="P12"><text:span text:style-name="T19">If the current directory is </text:span><text:span text:style-name="Source_20_Text"><text:span text:style-name="T19">/home/user</text:span></text:span><text:span text:style-name="T19">, a relative path to </text:span><text:span text:style-name="Source_20_Text"><text:span text:style-name="T19">report.txt</text:span></text:span><text:span text:style-name="T19"> would be </text:span><text:span text:style-name="Source_20_Text"><text:span text:style-name="T19">documents/report.txt</text:span></text:span><text:span text:style-name="T19">.</text:span></text:p>
            </text:list-item>
            <text:list-item>
              <text:p text:style-name="P12"><text:span text:style-name="T19">If the current directory is </text:span><text:span text:style-name="Source_20_Text"><text:span text:style-name="T19">C:\Users\User</text:span></text:span><text:span text:style-name="T19">, a relative path to </text:span><text:span text:style-name="Source_20_Text"><text:span text:style-name="T19">report.txt</text:span></text:span><text:span text:style-name="T19"> would be </text:span><text:span text:style-name="Source_20_Text"><text:span text:style-name="T19">Documents\report.txt</text:span></text:span><text:span text:style-name="T19">.</text:span></text:p>
            </text:list-item>
          </text:list>
        </text:list-item>
        <text:list-item>
          <text:p text:style-name="P12"><text:span text:style-name="Strong_20_Emphasis"><text:span text:style-name="T19">Characteristics</text:span></text:span><text:span text:style-name="T19">:</text:span></text:p>
          <text:list>
            <text:list-item>
              <text:p text:style-name="P43">Shorter and simpler to use within scripts and commands when the current directory context is known.</text:p>
            </text:list-item>
            <text:list-item>
              <text:p text:style-name="P44">Depends on the current working directory, making it potentially ambiguous if the current directory is not clear.</text:p>
            </text:list-item>
          </text:list>
        </text:list-item>
      </text:list>
      <text:p text:style-name="P3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22:11:37.288912969</meta:creation-date>
    <dc:date>2024-06-12T23:25:48.509007329</dc:date>
    <meta:editing-duration>PT3M30S</meta:editing-duration>
    <meta:editing-cycles>1</meta:editing-cycles>
    <meta:document-statistic meta:table-count="0" meta:image-count="0" meta:object-count="0" meta:page-count="5" meta:paragraph-count="99" meta:word-count="1296" meta:character-count="8127" meta:non-whitespace-character-count="6987"/>
    <meta:generator>LibreOffice/7.3.7.2$Linux_X86_64 LibreOffice_project/30$Build-2</meta:generator>
  </office:meta>
</office:document-meta>
</file>